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360000032370AF4DC7A8D0AD56.png" manifest:media-type="image/png"/>
  <manifest:file-entry manifest:full-path="Pictures/10000201000005B9000002B940A1A18739BA1FAA.png" manifest:media-type="image/png"/>
  <manifest:file-entry manifest:full-path="Pictures/100002010000025E0000003879BCCABC9FB165F4.png" manifest:media-type="image/png"/>
  <manifest:file-entry manifest:full-path="Pictures/100002010000061C000003469FE0C7C54DFDBDA2.png" manifest:media-type="image/png"/>
  <manifest:file-entry manifest:full-path="Pictures/10000201000002480000008C1FECD0A0B9F03DF5.png" manifest:media-type="image/png"/>
  <manifest:file-entry manifest:full-path="Pictures/10000201000002C20000006529ACC27CA481C8C2.png" manifest:media-type="image/png"/>
  <manifest:file-entry manifest:full-path="Pictures/100002010000050C00000366EC9CC8566B588805.png" manifest:media-type="image/png"/>
  <manifest:file-entry manifest:full-path="Pictures/100002010000027D0000002D3EEEF46B7CCA7F23.png" manifest:media-type="image/png"/>
  <manifest:file-entry manifest:full-path="Pictures/10000201000007800000035FA50DEBFF16653D4B.png" manifest:media-type="image/png"/>
  <manifest:file-entry manifest:full-path="Pictures/10000201000005B10000038698D21FF2C8BDB4DC.png" manifest:media-type="image/png"/>
  <manifest:file-entry manifest:full-path="Pictures/10000201000004C200000325E9072651C7FABDEE.png" manifest:media-type="image/png"/>
  <manifest:file-entry manifest:full-path="Pictures/100002010000045F000002D7C69A2F6408C936AC.png" manifest:media-type="image/png"/>
  <manifest:file-entry manifest:full-path="Pictures/100002010000048B000000D4B640C4A11E9F37CE.png" manifest:media-type="image/png"/>
  <manifest:file-entry manifest:full-path="Pictures/10000201000004B1000000E543A58804D85DC10E.png" manifest:media-type="image/png"/>
  <manifest:file-entry manifest:full-path="Pictures/100002010000036B000001157A6722E17874F8B1.png" manifest:media-type="image/png"/>
  <manifest:file-entry manifest:full-path="Pictures/100002010000044D000001A7F73EBDE2AC0FA1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mpress-title">
      <style:graphic-properties fo:min-height="9.229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9.229cm" svg:x="2.2cm" svg:y="8.787cm" presentation:class="title" presentation:user-transformed="true">
          <draw:text-box>
            <text:p>Development and Deployment of Azure Functions using CLI and PowerShell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draw:style-name="gr2" draw:text-style-name="P2" draw:layer="layout" svg:width="24cm" svg:height="5.751cm" svg:x="2cm" svg:y="4.714cm" presentation:class="graphic" presentation:user-transformed="true">
          <draw:image xlink:href="Pictures/10000201000002480000008C1FECD0A0B9F03DF5.png" xlink:type="simple" xlink:show="embed" xlink:actuate="onLoad" loext:mime-type="image/png">
            <text:p/>
          </draw:image>
        </draw:frame>
        <draw:frame draw:style-name="gr3" draw:text-style-name="P3" draw:layer="layout" svg:width="22.098cm" svg:height="1.673cm" svg:x="2.794cm" svg:y="13.716cm">
          <draw:text-box>
            <text:p>Create a function app locally. The function app is a single unit of deployment. Azure CLI will generate the necessary config files of the function app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3.431cm" svg:x="2cm" svg:y="10.374cm" presentation:class="graphic">
          <draw:image xlink:href="Pictures/10000201000002C20000006529ACC27CA481C8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1.692cm" svg:x="2cm" svg:y="11.244cm" presentation:class="graphic">
          <draw:image xlink:href="Pictures/100002010000027D0000002D3EEEF46B7CCA7F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10.786cm" svg:x="2cm" svg:y="6.697cm" presentation:class="graphic">
          <draw:image xlink:href="Pictures/10000201000007800000035FA50DEBFF16653D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2.732cm" svg:height="12.18cm" svg:x="2.634cm" svg:y="6cm" presentation:class="graphic">
          <draw:image xlink:href="Pictures/100002010000061C000003469FE0C7C54DFDBD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19.674cm" svg:height="12.18cm" svg:x="4.163cm" svg:y="6cm" presentation:class="graphic">
          <draw:image xlink:href="Pictures/10000201000005B10000038698D21FF2C8BDB4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11.417cm" svg:x="2cm" svg:y="6.381cm" presentation:class="graphic">
          <draw:image xlink:href="Pictures/10000201000005B9000002B940A1A18739BA1F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18.088cm" svg:height="12.18cm" svg:x="4.956cm" svg:y="6cm" presentation:class="graphic">
          <draw:image xlink:href="Pictures/100002010000050C00000366EC9CC8566B5888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18.429cm" svg:height="12.18cm" svg:x="4.785cm" svg:y="6cm" presentation:class="graphic">
          <draw:image xlink:href="Pictures/10000201000004C200000325E9072651C7FABD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18.747cm" svg:height="12.18cm" svg:x="4.626cm" svg:y="6cm" presentation:class="graphic">
          <draw:image xlink:href="Pictures/100002010000045F000002D7C69A2F6408C936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4.373cm" svg:x="2cm" svg:y="9.903cm" presentation:class="graphic">
          <draw:image xlink:href="Pictures/100002010000048B000000D4B640C4A11E9F37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12.119cm" svg:x="2cm" svg:y="6.03cm" presentation:class="graphic">
          <draw:image xlink:href="Pictures/10000201000006360000032370AF4DC7A8D0AD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4.574cm" svg:x="2cm" svg:y="9.803cm" presentation:class="graphic">
          <draw:image xlink:href="Pictures/10000201000004B1000000E543A58804D85DC1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7.597cm" svg:x="2cm" svg:y="8.291cm" presentation:class="graphic">
          <draw:image xlink:href="Pictures/100002010000036B000001157A6722E17874F8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2.215cm" svg:x="2cm" svg:y="10.982cm" presentation:class="graphic">
          <draw:image xlink:href="Pictures/100002010000025E0000003879BCCABC9FB165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9.219cm" svg:x="2cm" svg:y="7.48cm" presentation:class="graphic">
          <draw:image xlink:href="Pictures/100002010000044D000001A7F73EBDE2AC0FA1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8:44:27.201000000</meta:creation-date>
    <meta:editing-duration>PT9M30S</meta:editing-duration>
    <meta:editing-cycles>7</meta:editing-cycles>
    <meta:generator>LibreOffice/6.2.4.2$Windows_X86_64 LibreOffice_project/2412653d852ce75f65fbfa83fb7e7b669a126d64</meta:generator>
    <dc:title>Impress</dc:title>
    <dc:date>2019-06-11T23:16:59.461000000</dc:date>
    <meta:document-statistic meta:object-count="103"/>
  </office:meta>
</office:document-meta>
</file>